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.344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1T14:22:04.130001">
            <text:p>01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내려오지 않았다. (2) 잠시 평평자리서 미케만과 `뒹굴`. (3) 그리고 미케를 잡고, 옹벽으로. &lt;2&gt; 일단 미케를 내려서, 옹벽 위에 있는 크로에게 먹이. &lt;3&gt; 그러자, 미케는 스스로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trzydziesiąty pierwszy grudnia. ostatni dzie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`dai-kan`. (2) Każdym razem, pewna różnica, która skłania mnie do podniesienia kij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2T11:22:16.71">
            <text:p>01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모두 서 쪽에서. (2) 마사지 도중서, 미케가 먼저 시작했는지, 뭔가 무서운 모습을 보였다. &lt;2&gt; 나에서 떠러졌다. &lt;3&gt; 그리고 크로는 운동장 <text:s/>구석, 계단 앞에 있는 나무 뿌리로 가서 발톱으로 뿌리를 긁기 시작한다. &lt;4&gt; 내가 가까오면, 달리기 시작해, 보도 쪽으로 도망쳐 버린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pierwsz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 taki sam jak w poprzedniej sesji. (2) `dai-kan`. Kształtwanie kształt ust, których metoda, może być także, przez przejście z `o-tu` -u do `dai-kan`-u, zamiast z `kan`-u, metoda, z której do tej pory korzysta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نص. نصوص. نصوص ياباني. / نصوص ياباني قديم.</text:p>
          </table:table-cell>
          <table:table-cell table:style-name="ce13" office:value-type="string" table:number-columns-spanned="2" table:number-rows-spanned="1">
            <text:p>nas^[text / nus^uws^[texts / * / nus^uws^ yaabaaniyu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قرا. قرأت النصوص ياباني قديم.</text:p>
          </table:table-cell>
          <table:table-cell table:style-name="ce13" office:value-type="string" table:number-columns-spanned="2" table:number-rows-spanned="1">
            <text:p>anaa uqra[read / qaraat[i-read / alnus^uws^[texts / yaabaaniy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3T11:29:47.730001">
            <text:p>01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마사지 후 돌아가기. &lt;1&gt; 먼저 크로를 잡고 옹벽으로. &lt;2&gt; 크로를 올련 후 미케를 잡고 하려 시작한다. <text:s/>그 때, 하지만, 크로가 기침을 시작한다. (2) 그 때엔 크로를 그대로 두고, 미케를 잡고 옹벽으로 올렸다. (3) 그 후 크로의 모습을 보았다. &lt;1&gt; 기침은 다스리는 거의 진정하게 된 것 처럼 보인다. &lt;2&gt; 옹벽 위, 울타리 바로 앞에 가만히 하고있다. &lt;3&gt; 버려진다고 생각한 것인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rug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1&gt; Kształt ust. Wygląda, że kształt może być jak poniżej[following : &lt;1&gt; Podnosisz[raise dolną wargę. &lt;2&gt; Następnie, sam środek wargi dolnej, to wyginasz[bend ją, aby tworząc niszę[niche, obniżony[lowered kształt, jakby dolinę[valle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i-keep / qiraa'ata[read / al-nus^uws^[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يضا أنسخ هذه النصوص.</text:p>
          </table:table-cell>
          <table:table-cell table:style-name="ce13" office:value-type="string" table:number-columns-spanned="2" table:number-rows-spanned="1">
            <text:p>* / ayd^aa[<text:a xlink:href="mailto:takz@e">takz@e</text:a> / anisxu[kopiuje_ / hadzihi[thes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агнети'т[자철석 успокаивает[진정시킵니다 нервы[신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要是变量 y 是 x 的函数，而且，y 的导数, y`, 可能用 x 的表示式被表现的话，就是说，&lt;a&gt; y = y(x), y` = f(x). （2）那就，∫y` = ∫ f(x)， 就是说，y` 的积分与 f(x) 的积分也是相同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4T12:50:08.49">
            <text:p>0104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 옹벽서. &lt;1&gt; 체육관 울타리에서 나왔다. &lt;2&gt; 하지만, 나온 때엔 이미 미케가 거의 계단 남 쪽 나무 뿌리까지 오고 있었다. (2) 마사지 때 크로가 미케에게 돌진하고 잡고 하려고 한다. 공격하고 있다. &lt;2&gt; 나는 그래서 크로의 뒷다리를 가볍게 두드린다. &lt;3&gt; 크로는 나에서 떠러, 결국 옹벽으로 돌아가고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trzec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2&gt; ja napisałem w ostatnim pamiętniku, kształt ust, to jak dolina. (2) Prawdopodobnie, pamięć mięśniowa nie jest jeszcze wystarczająco rozróżniona dla tej konkretnej dzi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5T09:21:11.52">
            <text:p>010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스스로 옹벽으로 돌아가기. (2) 미케는 옹벽 앞까지 스스로 가서, 앞에서 멈춰, 나를 보면서 서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czwar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ai-kan na dziurach trzecim i czwartym. (2) Jak dla dziury trzeciej, dźwięk (dai-kan) wychodzi łatwyszej niż w poprzedniej sesji. &lt;2&gt; Mniejsze napięcie w mięś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خط. / أنا أرسم خطا.</text:p>
          </table:table-cell>
          <table:table-cell table:style-name="ce13" office:value-type="string" table:number-columns-spanned="2" table:number-rows-spanned="1">
            <text:p>xaton[linia.pl / anaa / arsumu[draw / xat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على طول هذا الخط، أنا أنسخ هذا النصوص.</text:p>
          </table:table-cell>
          <table:table-cell table:style-name="ce13" office:value-type="string" table:number-columns-spanned="2" table:number-rows-spanned="1">
            <text:p>AAlaa t^uwl-i[along / hadz-i[this / al-xat^-i[line / * / anisxu[copy / * 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сплю[sleep, может быть, дыхание[breath становится[staje-sie_ недостаточным[insufficient, из-за напряжения[napie_cie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假设有一个矩阵。尺寸是 2x2。（2）这矩阵的特征矢量，暂时称之为 u1,u2。（3）关于特征值，让我们称之为 λ1,λ2。（4）如果 λ1 和 λ2 互相不一样的场合，那就，u1 和 u2，互相正交[ortogonalna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6T12:06:15.49">
            <text:p>010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에서 체육관 울타리로. (2) 돌아가기. &lt;1&gt; 크로를 먼저 잡고 옹벽 위로. &lt;2&gt; 미케는 나를 가다리지 않고 보도 쪽으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p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wydmuchania. `kan` na dziurach od piątej do siódmej. (2) Gra melodji. &lt;1&gt; Melodia z cztery lub pięć nut. &lt;2&gt; Każda nuta o długości ćwierćnuty lub półnuty. / shaku : (1) ćwiczenie wydmuchania. (2) dźwięki shaku-u, te brzmią takie ciep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حاليا، قرأت النصوص، التي تتحدث عن التبغ.</text:p>
          </table:table-cell>
          <table:table-cell table:style-name="ce13" office:value-type="string" table:number-columns-spanned="2" table:number-rows-spanned="1">
            <text:p>h^aaliya[obecnie / qaraatu[czytac` / al-nus^uws^ / al-lati[kto`ra / tatah^adathu[mo`wia_ / AAn[o / al-tabaG-i[tobacco.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8T14:31:17.71">
            <text:p>0108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미케만. (1) 서 쪽으로 가면, 울타리 안 쪽에서 고양이의 목소리. (2) 이어, 미케가 나왔다. (3) 나는 공원으로. (4) 크로는 오지 않았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siódm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czas rozpoczęcia, to był około dziesięć minut do siódmej. (2) ćwiczenie wydmuchania kilku dźwięków w każdej oktaw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9T08:15:42.98">
            <text:p>01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지상. 계단 남 쪽에서 두 개 째 나무 뿌리서. &lt;2&gt; 미케는 내가 계단을 지나진 무렵 이미 평평자리까지. (2) 돌아가기. 크로는 스스로. &lt;2&gt; 미케는 스스로 옹벽 앞 까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ósmy stycznia. / pogoda, to słoneczna, było chm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, używając dźwięków `kan` i `dai-kan`-u. (2) Zaczyłem wydmuchać `dai-kan` na drugim dziurze. / shaku : (1) Wolna gra. &lt;2&gt; smutno brzmiąca melod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5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5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تاجر الجملة للتبغ.</text:p>
          </table:table-cell>
          <table:table-cell table:style-name="ce13" office:value-type="string" table:number-columns-spanned="2" table:number-rows-spanned="1">
            <text:p>tadhiyr[merchant / al-dhumula[wholesale / lil-tabgh-i[for-tobacco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54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الإخطارات من المكتب إلى التاجر الجملة.</text:p>
          </table:table-cell>
          <table:table-cell table:style-name="ce13" office:value-type="string" table:number-columns-spanned="2" table:number-rows-spanned="1">
            <text:p>al-ixtaaraat[notifications / al-maktab-i[offic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ре'жде[zanim~1 чем лечь[lie-down.en на футон, я масси'рую свое'&lt;jo&gt; те'ло. / таким[w-ten-sposo`b~1 о'бразом, я пытаюсь[pro`buje_ успоко'ить[jin-jeong-sikil нерв&lt;f&gt;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56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 定理：狄[di2拉克符号。用两个向量做出一个向量内积。对各个向量，从前面，加上一个。加上一个矩阵[ju3zhen4。我们则获得，&lt;H*x-&gt;|H*y-&gt;&gt;. （2）然后，另一方面，做出同样的内积，且这次，使用矩阵 H 的埃尔米特伴随[ban4sui2 H^(*)，则 &lt;H^(*)*x-&gt;|H^(*)*y-&gt;&gt; （3）这时候，定理说，上述的两个内积，他们互相同一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0T08:40:24.970001">
            <text:p>011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서 쪽서. (2) 공원으로 온 때 크로는 지상에는 내리려고 하지 않다. (3) 난느 그대로 이어 먹이를 주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ziew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5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. (2) Ćwiczenie : ruch wysokości notatki, płynnie w górę i w dół. / shaku : (1) Wolna gra. Używając tylko kilku notatek, powtórzenie tej samej frazy. &lt;2&gt; Jak melodia w muzyce <text:s/>jazzowej. &lt;3&gt; Przyjemne doświadcze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0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qiraa'a[czytac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61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وثيقة حول تجارة التبغ.</text:p>
          </table:table-cell>
          <table:table-cell table:style-name="ce13" office:value-type="string" table:number-columns-spanned="2" table:number-rows-spanned="1">
            <text:p>wathiyqa[dokument / h^aula[o / tidhaara-ti[handly / al-tabG-i[tyton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тренирую[c`wicze_ мышцы[mie_s`nie, мое'&lt;jo&gt; те'ло чу'вствует[czuje-sie_ се'бя[herself хорошо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3]+1" office:value-type="float" office:value="7">
            <text:p>7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я ду'маю[mys`le_, что это свя'зано[ma-zwia_zek с пото'ком[przepl`ywem лимфы[limf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64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定理：假设 λ 是纯虚数。那么，λ^(*) = -λ. （2）就是说， λ 的共轭[e4复数，它同于 λ 的符号反转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65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数学。（1）定理：某个矩阵 H 的特征向量 |x-&gt;&gt;。（2）如果 H 是个正规矩阵的话，那就，这 |x-&gt;&gt; 也是 H 的埃尔米特伴随 H^(*) 的那个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number-columns-repeated="2"/>
          <table:table-cell table:style-name="ce6" office:value-type="date" office:date-value="2022-01-11T11:08:06.08">
            <text:p>011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먼저부터 지상서. &lt;2&gt; 미케도 바로 지상으로. (2) 하지만, 내가 크로에게 다가오면, 뭔가 경계한 모습을 보였다. &lt;2&gt; 내가 장난스럽하게 달리면서 가까워지면, 크로는 도망쳐 시작했다. &lt;3&gt; 그리고 미케도 딜리기를 그만하고, 돌아서서, 보도 쪽으로 달리 시작했다. (3) 결국, 미케는 옹벽을 통해 옹벽 정위치로. &lt;2&gt; 미케는 보도 쪽에서 울타리 안에 들어,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dzies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. (2) Ćwiczenie `dai-kan`. &lt;2&gt;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shaku : (1) Ćwiczenie wydmuchania. Na dziurach od pierwszego do czwarteg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مرة أخرى، قرأت النصوص ياباني قديم.</text:p>
          </table:table-cell>
          <table:table-cell table:style-name="ce13" office:value-type="string" table:number-columns-spanned="2" table:number-rows-spanned="1">
            <text:p>qaraat-l-nus^uws^[i-read-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number-columns-repeated="2"/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صاب المستوطيني امرأة في الضفة.</text:p>
          </table:table-cell>
          <table:table-cell table:style-name="ce13" office:value-type="string" table:number-columns-spanned="2" table:number-rows-spanned="1">
            <text:p>as^aab[zranil` / * / imra-ata[kobiete_ / d^afa[Brzeg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11T11:53:13.22">
            <text:p>0111 <text:s/>115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11T11:53:13.22">
            <text:p>0111 <text:s/>1153</text:p>
          </table:table-cell>
          <table:table-cell table:style-name="ce7" table:formula="of:=NOW()" office:value-type="date" office:date-value="2022-01-11T11:53:13.22">
            <text:p>0111 <text:s/>115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11T11:53:13.22">
            <text:p>0111 <text:s/>115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1">2022/01/11</text:date>, <text:time>11:53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11T11:53:12.81</dc:date>
    <dc:creator>iwabuchi ken</dc:creator>
    <meta:editing-duration>P11DT2H41M43S</meta:editing-duration>
    <meta:editing-cycles>1612</meta:editing-cycles>
    <meta:generator>OpenOffice/4.1.3$Win32 OpenOffice.org_project/413m1$Build-9783</meta:generator>
    <meta:document-statistic meta:table-count="1" meta:cell-count="359" meta:object-count="0"/>
  </office:meta>
</office:document-meta>
</file>